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style:use-window-font-color="true" style:font-name="Liberation Sans1"/>
    </style:style>
    <style:style style:name="P13" style:family="paragraph" style:parent-style-name="Standard">
      <style:text-properties style:use-window-font-color="true" style:font-name="Liberation Sans1" fo:font-size="12pt" style:font-size-asian="12pt" style:font-size-complex="12pt"/>
    </style:style>
    <style:style style:name="P14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text-properties style:use-window-font-color="true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Liberation Sans1" fo:font-size="12pt" fo:language="fr" fo:country="BE" fo:font-weight="bold" style:font-size-asian="12pt" style:font-weight-asian="bold" style:font-size-complex="12pt" style:font-weight-complex="bold"/>
    </style:style>
    <style:style style:name="P21" style:family="paragraph" style:parent-style-name="SubTitle">
      <style:text-properties style:use-window-font-color="true" style:font-name="Liberation Sans1" fo:font-size="12pt" style:font-size-asian="12pt" style:font-size-complex="12pt"/>
    </style:style>
    <style:style style:name="P22" style:family="paragraph" style:parent-style-name="pmAdvices">
      <style:text-properties style:font-name="Liberation Sans1" fo:font-size="12pt" style:font-size-asian="12pt" style:font-size-complex="12pt"/>
    </style:style>
    <style:style style:name="P23" style:family="paragraph" style:parent-style-name="Heading_20_1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8756336" text:id="ct78756336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78776672" text:id="ct78776672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75762976" text:id="ct7576297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76029392" text:id="ct760293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6768288" text:id="ct767682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text:change-start text:change-id="ct78756336"/>meetingConfig.Title()<text:change-end text:change-id="ct78756336"/></text:p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Séance du <text:change-start text:change-id="ct78776672"/>self.Title()<text:change-end text:change-id="ct78776672"/></text:p>
          </table:table-cell>
        </table:table-row>
      </table:table>
      <text:p text:style-name="P1"/>
      <text:p text:style-name="P19">Composition de l'assemblée :</text:p>
      <text:p text:style-name="P1"><office:annotation><dc:date>2008-08-18T00:00:00</dc:date><text:p>do text</text:p><text:p>from xhtml(self.getStrikedAssembly())</text:p></office:annotation><text:change text:change-id="ct75762976"/></text:p>
      <text:p text:style-name="P18"><text:line-break/><text:span text:style-name="T9">ORDRE DU JOUR</text:span>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7"/>
      <text:p text:style-name="P16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76029392"/>item.Title()<text:change-end text:change-id="ct76029392"/></text:p>
        <text:p text:style-name="P13"><office:annotation><dc:date>2007-09-24T00:00:00</dc:date><text:p>do text</text:p><text:p>from xhtml(view.printXhtml(item, item.Description()))</text:p><text:p/></office:annotation>Description</text:p>
        <text:p text:style-name="P13"/>
        <text:p text:style-name="P13"><office:annotation><dc:creator>Gauthier Bastien</dc:creator><dc:date>2011-05-03T15:59:51</dc:date><text:p text:style-name="P24"><text:span text:style-name="T11">do text</text:span></text:p><text:p text:style-name="P24"><text:span text:style-name="T11">from xhtml(view.printAdvicesInfos(item))</text:span></text:p></office:annotation>Avis</text:p>
        <text:p text:style-name="P15"/>
        <text:p text:style-name="P14">Projet de délibération :</text:p>
        <text:p text:style-name="P13"><office:annotation><dc:date>2007-09-24T00:00:00</dc:date><text:p text:style-name="P24"><text:span text:style-name="T10">do text</text:span></text:p><text:p text:style-name="P24"><text:span text:style-name="T10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76768288"/>item.Title()<text:change-end text:change-id="ct76768288"/></text:p>
              <text:p text:style-name="P13"><office:annotation><dc:date>2007-10-31T00:00:00</dc:date><text:p>do text</text:p><text:p>from xhtml(view.printXhtml(item, item.Description()))</text:p></office:annotation>Description</text:p>
              <text:p text:style-name="P13"/>
              <text:p text:style-name="P22"><office:annotation><dc:creator>Gauthier Bastien</dc:creator><dc:date>2011-05-03T15:59:51</dc:date><text:p text:style-name="P24"><text:span text:style-name="T11">do text</text:span></text:p><text:p text:style-name="P24"><text:span text:style-name="T11">from xhtml(view.printAdvicesInfos(item))</text:span></text:p></office:annotation>Avis</text:p>
              <text:p text:style-name="P13"/>
              <text:p text:style-name="P14">Projet de délibération :</text:p>
              <text:p text:style-name="P13"><office:annotation><dc:date>2007-09-24T00:00:00</dc:date><text:p text:style-name="P24"><text:span text:style-name="T10">do text</text:span></text:p><text:p text:style-name="P24"><text:span text:style-name="T10">from xhtml(view.printXhtml(item, (item.getMotivation(), '&lt;p&gt;&lt;strong&gt;DECIDE:&lt;/strong&gt;&lt;/p&gt;', item.getDecision())))</text:span></text:p></office:annotation>Projet de décision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1-05-03T16:14:48</meta:creation-date>
    <dc:language>fr-BE</dc:language>
    <meta:editing-cycles>28</meta:editing-cycles>
    <meta:editing-duration>PT24M8S</meta:editing-duration>
    <meta:initial-creator>Gauthier Bastien</meta:initial-creator>
    <dc:date>2017-03-22T12:10:22.454003712</dc:date>
    <meta:document-statistic meta:table-count="4" meta:image-count="0" meta:object-count="0" meta:page-count="1" meta:paragraph-count="18" meta:word-count="42" meta:character-count="273" meta:non-whitespace-character-count="247"/>
    <meta:user-defined meta:name="Info 1"/>
    <meta:user-defined meta:name="Info 2"/>
    <meta:user-defined meta:name="Info 3"/>
    <meta:user-defined meta:name="Info 4"/>
  </office:meta>
</office:document-meta>
</file>